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335in"/>
    </style:style>
    <style:style style:name="co3" style:family="table-column">
      <style:table-column-properties fo:break-before="auto" style:column-width="0.278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0.3543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0.4445in"/>
    </style:style>
    <style:style style:name="co9" style:family="table-column">
      <style:table-column-properties fo:break-before="auto" style:column-width="1.1181in"/>
    </style:style>
    <style:style style:name="co10" style:family="table-column">
      <style:table-column-properties fo:break-before="auto" style:column-width="1.0626in"/>
    </style:style>
    <style:style style:name="co11" style:family="table-column">
      <style:table-column-properties fo:break-before="auto" style:column-width="0.722in"/>
    </style:style>
    <style:style style:name="co12" style:family="table-column">
      <style:table-column-properties fo:break-before="auto" style:column-width="2.4756in"/>
    </style:style>
    <style:style style:name="co13" style:family="table-column">
      <style:table-column-properties fo:break-before="auto" style:column-width="2.061in"/>
    </style:style>
    <style:style style:name="co14" style:family="table-column">
      <style:table-column-properties fo:break-before="auto" style:column-width="1.804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9cc99"/>
    </style:style>
    <style:style style:name="ce3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4" style:family="table-cell" style:parent-style-name="Default" style:data-style-name="N0">
      <style:table-cell-properties fo:background-color="#669933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5" style:family="table-cell" style:parent-style-name="Default" style:data-style-name="N0">
      <style:table-cell-properties fo:background-color="#66ccff"/>
    </style:style>
    <style:style style:name="ce6" style:family="table-cell" style:parent-style-name="Default" style:data-style-name="N0">
      <style:table-cell-properties fo:background-color="#ff99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cccc"/>
    </style:style>
    <style:style style:name="ce8" style:family="table-cell" style:parent-style-name="Default" style:data-style-name="N0">
      <style:table-cell-properties fo:background-color="#ccffff"/>
    </style:style>
    <style:style style:name="ce9" style:family="table-cell" style:parent-style-name="Default" style:data-style-name="N0">
      <style:table-cell-properties fo:background-color="#ff9999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fo:font-family="Tahoma" style:font-charset="x-symbol" fo:font-size="9pt" fo:font-style="normal" fo:text-shadow="none" style:text-underline-style="none" fo:font-weight="bold" style:font-family-asian="Tahoma" style:font-size-asian="9pt" style:font-style-asian="normal" style:font-weight-asian="bold" style:font-family-complex="Tahoma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fo:font-family="Tahoma" style:font-charset="x-symbol" fo:font-size="9pt" fo:font-style="normal" fo:text-shadow="none" style:text-underline-style="none" fo:font-weight="normal" style:font-family-asian="Tahoma" style:font-size-asian="9pt" style:font-style-asian="normal" style:font-weight-asian="normal" style:font-family-complex="Tahoma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Card_Pe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11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Fantasy Villains</text:p>
          </table:table-cell>
          <table:table-cell/>
          <table:table-cell office:value-type="string">
            <text:p>Human Heroes</text:p>
          </table:table-cell>
          <table:table-cell/>
          <table:table-cell office:value-type="string">
            <text:p>Fantasy Heroes</text:p>
          </table:table-cell>
          <table:table-cell/>
          <table:table-cell office:value-type="string">
            <text:p>Human Villains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6" office:value-type="string">
            <text:p>Clubs</text:p>
          </table:table-cell>
          <table:table-cell table:style-name="ce6"/>
          <table:table-cell table:style-name="ce6" office:value-type="string">
            <text:p>Hearts</text:p>
          </table:table-cell>
          <table:table-cell table:style-name="ce6"/>
          <table:table-cell table:style-name="ce6" office:value-type="string">
            <text:p>Spades</text:p>
          </table:table-cell>
          <table:table-cell table:style-name="ce6"/>
          <table:table-cell table:style-name="ce6" office:value-type="string">
            <text:p>Diamonds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/>
          <table:table-cell table:style-name="ce5" table:formula="of:=(60+[.B4])" office:value-type="float" office:value="62">
            <text:p>62</text:p>
          </table:table-cell>
          <table:table-cell table:style-name="ce5" office:value-type="string">
            <text:p>Shoggoth</text:p>
          </table:table-cell>
          <table:table-cell table:style-name="ce7" table:formula="of:=(20+[.B4])" office:value-type="float" office:value="22">
            <text:p>22</text:p>
          </table:table-cell>
          <table:table-cell table:style-name="ce7" office:value-type="string">
            <text:p>Wonder Woman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Noah</text:p>
          </table:table-cell>
          <table:table-cell table:style-name="ce9" table:formula="of:=(40+[.B4])" office:value-type="float" office:value="42">
            <text:p>42</text:p>
          </table:table-cell>
          <table:table-cell table:style-name="ce9" office:value-type="string">
            <text:p>Two-Face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/>
          <table:table-cell table:style-name="ce5" table:formula="of:=(60+[.B5])" office:value-type="float" office:value="63">
            <text:p>63</text:p>
          </table:table-cell>
          <table:table-cell table:style-name="ce5" office:value-type="string">
            <text:p>Themberchaud</text:p>
          </table:table-cell>
          <table:table-cell table:style-name="ce7" table:formula="of:=(20+[.B5])" office:value-type="float" office:value="23">
            <text:p>23</text:p>
          </table:table-cell>
          <table:table-cell table:style-name="ce7" office:value-type="string">
            <text:p>Dr. Strange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Cerberus</text:p>
          </table:table-cell>
          <table:table-cell table:style-name="ce9" table:formula="of:=(40+[.B5])" office:value-type="float" office:value="43">
            <text:p>43</text:p>
          </table:table-cell>
          <table:table-cell table:style-name="ce9" office:value-type="string">
            <text:p>Harley Quinn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/>
          <table:table-cell table:style-name="ce5" table:formula="of:=(60+[.B6])" office:value-type="float" office:value="64">
            <text:p>64</text:p>
          </table:table-cell>
          <table:table-cell table:style-name="ce5" office:value-type="string">
            <text:p>Bowser</text:p>
          </table:table-cell>
          <table:table-cell table:style-name="ce7" table:formula="of:=(20+[.B6])" office:value-type="float" office:value="24">
            <text:p>24</text:p>
          </table:table-cell>
          <table:table-cell table:style-name="ce7" office:value-type="string">
            <text:p>David (slew Goliath)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E.T.</text:p>
          </table:table-cell>
          <table:table-cell table:style-name="ce9" table:formula="of:=(40+[.B6])" office:value-type="float" office:value="44">
            <text:p>44</text:p>
          </table:table-cell>
          <table:table-cell table:style-name="ce9" office:value-type="string">
            <text:p>Robby Rotten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4" office:value-type="float" office:value="5">
            <text:p>5</text:p>
          </table:table-cell>
          <table:table-cell/>
          <table:table-cell table:style-name="ce5" table:formula="of:=(60+[.B7])" office:value-type="float" office:value="65">
            <text:p>65</text:p>
          </table:table-cell>
          <table:table-cell table:style-name="ce5" office:value-type="string">
            <text:p>Xenmomorph</text:p>
          </table:table-cell>
          <table:table-cell table:style-name="ce7" table:formula="of:=(20+[.B7])" office:value-type="float" office:value="25">
            <text:p>25</text:p>
          </table:table-cell>
          <table:table-cell table:style-name="ce7" office:value-type="string">
            <text:p>Superman</text:p>
          </table:table-cell>
          <table:table-cell table:style-name="ce8" office:value-type="float" office:value="5">
            <text:p>5</text:p>
          </table:table-cell>
          <table:table-cell table:style-name="ce8" office:value-type="string">
            <text:p>Bigfoot</text:p>
          </table:table-cell>
          <table:table-cell table:style-name="ce9" table:formula="of:=(40+[.B7])" office:value-type="float" office:value="45">
            <text:p>45</text:p>
          </table:table-cell>
          <table:table-cell table:style-name="ce9" office:value-type="string">
            <text:p>Freddy Krueger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4" office:value-type="float" office:value="6">
            <text:p>6</text:p>
          </table:table-cell>
          <table:table-cell/>
          <table:table-cell table:style-name="ce5" table:formula="of:=(60+[.B8])" office:value-type="float" office:value="66">
            <text:p>66</text:p>
          </table:table-cell>
          <table:table-cell table:style-name="ce5" office:value-type="string">
            <text:p>Cthulhu</text:p>
          </table:table-cell>
          <table:table-cell table:style-name="ce7" table:formula="of:=(20+[.B8])" office:value-type="float" office:value="26">
            <text:p>26</text:p>
          </table:table-cell>
          <table:table-cell table:style-name="ce7" office:value-type="string">
            <text:p>Indiana Jones</text:p>
          </table:table-cell>
          <table:table-cell table:style-name="ce8" office:value-type="float" office:value="6">
            <text:p>6</text:p>
          </table:table-cell>
          <table:table-cell table:style-name="ce8" office:value-type="string">
            <text:p>Falcor</text:p>
          </table:table-cell>
          <table:table-cell table:style-name="ce9" table:formula="of:=(40+[.B8])" office:value-type="float" office:value="46">
            <text:p>46</text:p>
          </table:table-cell>
          <table:table-cell table:style-name="ce9" office:value-type="string">
            <text:p>Yosemite Sam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4" office:value-type="float" office:value="7">
            <text:p>7</text:p>
          </table:table-cell>
          <table:table-cell/>
          <table:table-cell table:style-name="ce5" table:formula="of:=(60+[.B9])" office:value-type="float" office:value="67">
            <text:p>67</text:p>
          </table:table-cell>
          <table:table-cell table:style-name="ce5" office:value-type="string">
            <text:p>Jack o the Lantern</text:p>
          </table:table-cell>
          <table:table-cell table:style-name="ce7" table:formula="of:=(20+[.B9])" office:value-type="float" office:value="27">
            <text:p>27</text:p>
          </table:table-cell>
          <table:table-cell table:style-name="ce7" office:value-type="string">
            <text:p>Clarice Starling</text:p>
          </table:table-cell>
          <table:table-cell table:style-name="ce8" office:value-type="float" office:value="7">
            <text:p>7</text:p>
          </table:table-cell>
          <table:table-cell table:style-name="ce8" office:value-type="string">
            <text:p>Geruda</text:p>
          </table:table-cell>
          <table:table-cell table:style-name="ce9" table:formula="of:=(40+[.B9])" office:value-type="float" office:value="47">
            <text:p>47</text:p>
          </table:table-cell>
          <table:table-cell table:style-name="ce9" office:value-type="string">
            <text:p>Roy G Biv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4" office:value-type="float" office:value="8">
            <text:p>8</text:p>
          </table:table-cell>
          <table:table-cell/>
          <table:table-cell table:style-name="ce5" table:formula="of:=(60+[.B10])" office:value-type="float" office:value="68">
            <text:p>68</text:p>
          </table:table-cell>
          <table:table-cell table:style-name="ce5" office:value-type="string">
            <text:p>Jeff the Killer</text:p>
          </table:table-cell>
          <table:table-cell table:style-name="ce7" table:formula="of:=(20+[.B10])" office:value-type="float" office:value="28">
            <text:p>28</text:p>
          </table:table-cell>
          <table:table-cell table:style-name="ce7" office:value-type="string">
            <text:p>Obiwon Kenobi</text:p>
          </table:table-cell>
          <table:table-cell table:style-name="ce8" office:value-type="float" office:value="8">
            <text:p>8</text:p>
          </table:table-cell>
          <table:table-cell table:style-name="ce8" office:value-type="string">
            <text:p>Arachne</text:p>
          </table:table-cell>
          <table:table-cell table:style-name="ce9" table:formula="of:=(40+[.B10])" office:value-type="float" office:value="48">
            <text:p>48</text:p>
          </table:table-cell>
          <table:table-cell table:style-name="ce9" office:value-type="string">
            <text:p>Ronald Reagan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/>
          <table:table-cell table:style-name="ce5" table:formula="of:=(60+[.B11])" office:value-type="float" office:value="69">
            <text:p>69</text:p>
          </table:table-cell>
          <table:table-cell table:style-name="ce5" office:value-type="string">
            <text:p>Jabba the Hutt</text:p>
          </table:table-cell>
          <table:table-cell table:style-name="ce7" table:formula="of:=(20+[.B11])" office:value-type="float" office:value="29">
            <text:p>29</text:p>
          </table:table-cell>
          <table:table-cell table:style-name="ce7" office:value-type="string">
            <text:p>Tarzan</text:p>
          </table:table-cell>
          <table:table-cell table:style-name="ce8" office:value-type="float" office:value="9">
            <text:p>9</text:p>
          </table:table-cell>
          <table:table-cell table:style-name="ce8" office:value-type="string">
            <text:p>Gandalf</text:p>
          </table:table-cell>
          <table:table-cell table:style-name="ce9" table:formula="of:=(40+[.B11])" office:value-type="float" office:value="49">
            <text:p>49</text:p>
          </table:table-cell>
          <table:table-cell table:style-name="ce9" office:value-type="string">
            <text:p>Rick Sanchez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/>
          <table:table-cell table:style-name="ce5" table:formula="of:=(60+[.B12])" office:value-type="float" office:value="70">
            <text:p>70</text:p>
          </table:table-cell>
          <table:table-cell table:style-name="ce5" office:value-type="string">
            <text:p>Gozer the Gozerian</text:p>
          </table:table-cell>
          <table:table-cell table:style-name="ce7" table:formula="of:=(20+[.B12])" office:value-type="float" office:value="30">
            <text:p>30</text:p>
          </table:table-cell>
          <table:table-cell table:style-name="ce7" office:value-type="string">
            <text:p>Moses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Toth</text:p>
          </table:table-cell>
          <table:table-cell table:style-name="ce9" table:formula="of:=(40+[.B12])" office:value-type="float" office:value="50">
            <text:p>50</text:p>
          </table:table-cell>
          <table:table-cell table:style-name="ce9" office:value-type="string">
            <text:p>Leatherface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4" office:value-type="string">
            <text:p>J</text:p>
          </table:table-cell>
          <table:table-cell/>
          <table:table-cell table:style-name="ce5" table:formula="of:=(60+[.B13])" office:value-type="float" office:value="71">
            <text:p>71</text:p>
          </table:table-cell>
          <table:table-cell table:style-name="ce5" office:value-type="string">
            <text:p>Demogorgon</text:p>
          </table:table-cell>
          <table:table-cell table:style-name="ce7" table:formula="of:=(20+[.B13])" office:value-type="float" office:value="31">
            <text:p>31</text:p>
          </table:table-cell>
          <table:table-cell table:style-name="ce7" office:value-type="string">
            <text:p>Mad Max</text:p>
          </table:table-cell>
          <table:table-cell table:style-name="ce8" office:value-type="float" office:value="11">
            <text:p>11</text:p>
          </table:table-cell>
          <table:table-cell table:style-name="ce8" office:value-type="string">
            <text:p>Nessie</text:p>
          </table:table-cell>
          <table:table-cell table:style-name="ce9" table:formula="of:=(40+[.B13])" office:value-type="float" office:value="51">
            <text:p>51</text:p>
          </table:table-cell>
          <table:table-cell table:style-name="ce9" office:value-type="string">
            <text:p>Joker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4" office:value-type="string">
            <text:p>Q</text:p>
          </table:table-cell>
          <table:table-cell/>
          <table:table-cell table:style-name="ce5" table:formula="of:=(60+[.B14])" office:value-type="float" office:value="72">
            <text:p>72</text:p>
          </table:table-cell>
          <table:table-cell table:style-name="ce5" office:value-type="string">
            <text:p>Asmodeus</text:p>
          </table:table-cell>
          <table:table-cell table:style-name="ce7" table:formula="of:=(20+[.B14])" office:value-type="float" office:value="32">
            <text:p>32</text:p>
          </table:table-cell>
          <table:table-cell table:style-name="ce7" office:value-type="string">
            <text:p>Batman</text:p>
          </table:table-cell>
          <table:table-cell table:style-name="ce8" office:value-type="float" office:value="12">
            <text:p>12</text:p>
          </table:table-cell>
          <table:table-cell table:style-name="ce8" office:value-type="string">
            <text:p>Hercules</text:p>
          </table:table-cell>
          <table:table-cell table:style-name="ce9" table:formula="of:=(40+[.B14])" office:value-type="float" office:value="52">
            <text:p>52</text:p>
          </table:table-cell>
          <table:table-cell table:style-name="ce9" office:value-type="string">
            <text:p>Lucifer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4" office:value-type="string">
            <text:p>K</text:p>
          </table:table-cell>
          <table:table-cell/>
          <table:table-cell table:style-name="ce5" table:formula="of:=(60+[.B15])" office:value-type="float" office:value="73">
            <text:p>73</text:p>
          </table:table-cell>
          <table:table-cell table:style-name="ce5" office:value-type="string">
            <text:p>Gamera</text:p>
          </table:table-cell>
          <table:table-cell table:style-name="ce7" table:formula="of:=(20+[.B15])" office:value-type="float" office:value="33">
            <text:p>33</text:p>
          </table:table-cell>
          <table:table-cell table:style-name="ce7" office:value-type="string">
            <text:p>Jesus</text:p>
          </table:table-cell>
          <table:table-cell table:style-name="ce8" office:value-type="float" office:value="13">
            <text:p>13</text:p>
          </table:table-cell>
          <table:table-cell table:style-name="ce8" office:value-type="string">
            <text:p>Robin Hood</text:p>
          </table:table-cell>
          <table:table-cell table:style-name="ce9" table:formula="of:=(40+[.B15])" office:value-type="float" office:value="53">
            <text:p>53</text:p>
          </table:table-cell>
          <table:table-cell table:style-name="ce9" office:value-type="string">
            <text:p>Lex Luthor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4" office:value-type="string">
            <text:p>A</text:p>
          </table:table-cell>
          <table:table-cell/>
          <table:table-cell table:style-name="ce5" table:formula="of:=(60+[.B16])" office:value-type="float" office:value="74">
            <text:p>74</text:p>
          </table:table-cell>
          <table:table-cell table:style-name="ce5" office:value-type="string">
            <text:p>Grinch</text:p>
          </table:table-cell>
          <table:table-cell table:style-name="ce7" table:formula="of:=(20+[.B16])" office:value-type="float" office:value="34">
            <text:p>34</text:p>
          </table:table-cell>
          <table:table-cell table:style-name="ce7" office:value-type="string">
            <text:p>Mary</text:p>
          </table:table-cell>
          <table:table-cell table:style-name="ce8" office:value-type="float" office:value="14">
            <text:p>14</text:p>
          </table:table-cell>
          <table:table-cell table:style-name="ce8" office:value-type="string">
            <text:p>Tron</text:p>
          </table:table-cell>
          <table:table-cell table:style-name="ce9" table:formula="of:=(40+[.B16])" office:value-type="float" office:value="54">
            <text:p>54</text:p>
          </table:table-cell>
          <table:table-cell table:style-name="ce9" office:value-type="string">
            <text:p>Darth Vader</text:p>
          </table:table-cell>
          <table:table-cell table:number-columns-repeated="101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tion_Files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Kearns</text:p>
          </table:table-cell>
          <table:table-cell office:value-type="string">
            <text:p>SLC</text:p>
          </table:table-cell>
          <table:table-cell office:value-type="string">
            <text:p>Utah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y House</text:p>
          </table:table-cell>
          <table:table-cell table:style-name="Default" office:value-type="string">
            <text:p>State Capitol Building</text:p>
          </table:table-cell>
          <table:table-cell office:value-type="string">
            <text:p>Bear Lake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chool West</text:p>
          </table:table-cell>
          <table:table-cell table:style-name="Default" office:value-type="string">
            <text:p>SL Mormon Temple</text:p>
          </table:table-cell>
          <table:table-cell office:value-type="string">
            <text:p>Lewiston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string">
            <text:p>Mexican Restaurant Church</text:p>
          </table:table-cell>
          <table:table-cell table:style-name="Default" office:value-type="string">
            <text:p>Mormon Mall</text:p>
          </table:table-cell>
          <table:table-cell office:value-type="string">
            <text:p>Logan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iminal Bodega</text:p>
          </table:table-cell>
          <table:table-cell table:style-name="Default" office:value-type="string">
            <text:p>Convention Center</text:p>
          </table:table-cell>
          <table:table-cell office:value-type="string">
            <text:p>Perry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ark on 4700</text:p>
          </table:table-cell>
          <table:table-cell office:value-type="string">
            <text:p>SLC City and County Capitol</text:p>
          </table:table-cell>
          <table:table-cell office:value-type="string">
            <text:p>Ogden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string">
            <text:p>Near Inconvenient Drive Through</text:p>
          </table:table-cell>
          <table:table-cell office:value-type="string">
            <text:p>Lake Sears</text:p>
          </table:table-cell>
          <table:table-cell office:value-type="string">
            <text:p>Hill AFB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ear gas station</text:p>
          </table:table-cell>
          <table:table-cell office:value-type="string">
            <text:p>SLC Government Center</text:p>
          </table:table-cell>
          <table:table-cell office:value-type="string">
            <text:p>Lagoon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miths</text:p>
          </table:table-cell>
          <table:table-cell table:style-name="Default" office:value-type="string">
            <text:p>I-80 Intersection</text:p>
          </table:table-cell>
          <table:table-cell office:value-type="string">
            <text:p>SLC Temple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ome Depot</text:p>
          </table:table-cell>
          <table:table-cell table:style-name="Default" office:value-type="string">
            <text:p>Chinatown</text:p>
          </table:table-cell>
          <table:table-cell office:value-type="string">
            <text:p>Evil Death Ray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string">
            <text:p>Bangerter Highway</text:p>
          </table:table-cell>
          <table:table-cell office:value-type="string">
            <text:p>Murray Park</text:p>
          </table:table-cell>
          <table:table-cell office:value-type="string">
            <text:p>Paraglider Point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string">
            <text:p>Liquor Store</text:p>
          </table:table-cell>
          <table:table-cell office:value-type="string">
            <text:p>Costco</text:p>
          </table:table-cell>
          <table:table-cell office:value-type="string">
            <text:p>Thanksgiving Point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string">
            <text:p>Wendy's</text:p>
          </table:table-cell>
          <table:table-cell office:value-type="string">
            <text:p>Fashion Mall</text:p>
          </table:table-cell>
          <table:table-cell office:value-type="string">
            <text:p>BYU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string">
            <text:p>Walgreens</text:p>
          </table:table-cell>
          <table:table-cell table:style-name="Default" office:value-type="string">
            <text:p>215 Spaghetti Bowl</text:p>
          </table:table-cell>
          <table:table-cell table:style-name="Default" office:value-type="string">
            <text:p>Hare Krishna Temple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table:style-name="Default" office:value-type="string">
            <text:p>Far Inconvenient Drive Through</text:p>
          </table:table-cell>
          <table:table-cell table:style-name="Default" office:value-type="string">
            <text:p>Shane Company</text:p>
          </table:table-cell>
          <table:table-cell table:style-name="Default" office:value-type="string">
            <text:p>Nephi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ar Gas Station</text:p>
          </table:table-cell>
          <table:table-cell table:style-name="Default" office:value-type="string">
            <text:p>Soccer Stadium</text:p>
          </table:table-cell>
          <table:table-cell office:value-type="string">
            <text:p>The Plateau falloff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olice Station</text:p>
          </table:table-cell>
          <table:table-cell office:value-type="string">
            <text:p>Jordan High School</text:p>
          </table:table-cell>
          <table:table-cell table:style-name="Default" office:value-type="string">
            <text:p>Fillmore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Kearns Library</text:p>
          </table:table-cell>
          <table:table-cell office:value-type="string">
            <text:p>Chinese Mall</text:p>
          </table:table-cell>
          <table:table-cell table:style-name="Default" office:value-type="string">
            <text:p>Virgin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ire Department</text:p>
          </table:table-cell>
          <table:table-cell office:value-type="string">
            <text:p>Ikea</text:p>
          </table:table-cell>
          <table:table-cell office:value-type="string">
            <text:p>Beaver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wo-churches corner</text:p>
          </table:table-cell>
          <table:table-cell office:value-type="string">
            <text:p>State Prison</text:p>
          </table:table-cell>
          <table:table-cell office:value-type="string">
            <text:p>Cedar City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chool West</text:p>
          </table:table-cell>
          <table:table-cell office:value-type="string">
            <text:p>Thanksgiving Point</text:p>
          </table:table-cell>
          <table:table-cell office:value-type="string">
            <text:p>Saint George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ronyms,Tips,_and_Tricks" table:style-name="ta1">
        <table:table-column table:style-name="co1" table:default-cell-style-name="ce1"/>
        <table:table-column table:style-name="co11" table:number-columns-repeated="102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office:annotation draw:style-name="gr1" draw:text-style-name="P1" svg:width="1.4445in" svg:height="0.8543in" svg:x="0.9862in" svg:y="0.3138in" draw:caption-point-x="-0.1047in" draw:caption-point-y="0.0791in">
              <dc:creator>beroberts</dc:creator>
              <dc:date>1899-12-30T00:00:00</dc:date>
              <text:p text:style-name="P1"><text:span text:style-name="T1">beroberts:</text:span></text:p>
              <text:p text:style-name="P1"><text:span text:style-name="T2">If you are having trouble memorizing, apply these qualities with more effort and precision</text:span></text:p>
            </office:annotation>
            <text:p>FLOWCAR</text:p>
          </table:table-cell>
          <table:table-cell table:number-columns-repeated="1023"/>
        </table:table-row>
        <table:table-row table:style-name="ro1">
          <table:table-cell office:value-type="string">
            <text:p>Focus</text:p>
          </table:table-cell>
          <table:table-cell table:number-columns-repeated="1023"/>
        </table:table-row>
        <table:table-row table:style-name="ro1">
          <table:table-cell office:value-type="string">
            <text:p>Location</text:p>
          </table:table-cell>
          <table:table-cell table:number-columns-repeated="1023"/>
        </table:table-row>
        <table:table-row table:style-name="ro1">
          <table:table-cell office:value-type="string">
            <text:p>Coding</text:p>
          </table:table-cell>
          <table:table-cell table:number-columns-repeated="1023"/>
        </table:table-row>
        <table:table-row table:style-name="ro1">
          <table:table-cell office:value-type="string">
            <text:p>Action</text:p>
          </table:table-cell>
          <table:table-cell table:number-columns-repeated="1023"/>
        </table:table-row>
        <table:table-row table:style-name="ro1">
          <table:table-cell office:value-type="string">
            <text:p>Recall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13">03/13/2025</text:date>, <text:time>17:3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Benjamin Roberts</meta:initial-creator>
    <meta:creation-date>2024-12-22T21:07:52Z</meta:creation-date>
    <dc:date>2025-03-13T17:31:57.22</dc:date>
    <meta:editing-cycles>11</meta:editing-cycles>
    <meta:editing-duration>PT9H27M18S</meta:editing-duration>
    <meta:document-statistic meta:table-count="3" meta:cell-count="227" meta:object-count="0"/>
  </office:meta>
</office:document-meta>
</file>